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8mm"/>
    </style:style>
    <style:style style:name="co2" style:family="table-column">
      <style:table-column-properties fo:break-before="auto" style:column-width="10.3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rgl_ini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ni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ew X11GUIFactory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XOpenDisplay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XLoadQueryFon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XInternAtom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glXQueryExtens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X11GUIFactory:isConnecte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et_R_handle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X11GUIFactory:getFD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ddInputHandle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ew DeviceManage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viceManager-&gt;createTestWindow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ew Devic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new Scen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new RGLView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getGUIFactory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new Window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new View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GUIFactory:createWindowImpl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glGetErro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SetErrorHandle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DefaultScre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lXChooseVisual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DefaultScre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ootWindow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CreateColormap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Window:resiz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CreateWindow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Sync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AllocClassHin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SetClassHin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Fre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SetWMProtocol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new X11WindowImpl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new WindowImpl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X11WindowImpl::on_init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initGL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initGLFont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beginGL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glXMakeCurrent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new GLBitmapFont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new GLFont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glGenLists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glXUseXFon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View:setWindowImp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UIFactoryNam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Window:addDisposeListene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evice:hasWindow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vice::~Devic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cene::~Scene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Scene::clear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9T05:58:19.052730100</meta:creation-date>
    <dc:date>2021-02-19T08:52:30.086295192</dc:date>
    <meta:editing-duration>PT4M6S</meta:editing-duration>
    <meta:editing-cycles>1</meta:editing-cycles>
    <meta:document-statistic meta:table-count="1" meta:cell-count="52" meta:object-count="0"/>
    <meta:generator>LibreOffice/6.0.7.3$MacOSX_X86_64 LibreOffice_project/dc89aa7a9eabfd848af146d5086077aeed2ae4a5</meta:generator>
  </office:meta>
</office:document-meta>
</file>